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06a" officeooo:paragraph-rsid="0003f06a"/>
    </style:style>
    <style:style style:name="P2" style:family="paragraph" style:parent-style-name="Standard">
      <style:text-properties officeooo:rsid="000456da" officeooo:paragraph-rsid="000456da"/>
    </style:style>
    <style:style style:name="P3" style:family="paragraph" style:parent-style-name="Standard">
      <style:text-properties officeooo:rsid="000456da" officeooo:paragraph-rsid="000db57d"/>
    </style:style>
    <style:style style:name="P4" style:family="paragraph" style:parent-style-name="Standard">
      <style:text-properties officeooo:rsid="00049666" officeooo:paragraph-rsid="00049666"/>
    </style:style>
    <style:style style:name="P5" style:family="paragraph" style:parent-style-name="Standard">
      <style:text-properties officeooo:rsid="00049666" officeooo:paragraph-rsid="00091b94"/>
    </style:style>
    <style:style style:name="P6" style:family="paragraph" style:parent-style-name="Standard">
      <style:text-properties officeooo:rsid="00049666" officeooo:paragraph-rsid="000db57d"/>
    </style:style>
    <style:style style:name="P7" style:family="paragraph" style:parent-style-name="Standard">
      <style:text-properties officeooo:rsid="000623f8" officeooo:paragraph-rsid="000623f8"/>
    </style:style>
    <style:style style:name="P8" style:family="paragraph" style:parent-style-name="Standard">
      <style:text-properties officeooo:rsid="00081511" officeooo:paragraph-rsid="00081511"/>
    </style:style>
    <style:style style:name="P9" style:family="paragraph" style:parent-style-name="Standard">
      <style:text-properties officeooo:rsid="00091b94" officeooo:paragraph-rsid="00091b94"/>
    </style:style>
    <style:style style:name="P10" style:family="paragraph" style:parent-style-name="Standard">
      <style:text-properties officeooo:rsid="000db57d" officeooo:paragraph-rsid="000db57d"/>
    </style:style>
    <style:style style:name="P11" style:family="paragraph" style:parent-style-name="Standard">
      <style:text-properties officeooo:rsid="000db57d" officeooo:paragraph-rsid="000db57d"/>
    </style:style>
    <style:style style:name="P12" style:family="paragraph" style:parent-style-name="Standard">
      <style:text-properties officeooo:rsid="0003f06a" officeooo:paragraph-rsid="0003f06a"/>
    </style:style>
    <style:style style:name="P13" style:family="paragraph" style:parent-style-name="Standard">
      <style:text-properties officeooo:rsid="0003f06a" officeooo:paragraph-rsid="000db57d"/>
    </style:style>
    <style:style style:name="P14" style:family="paragraph" style:parent-style-name="Standard">
      <style:text-properties officeooo:rsid="000e809d" officeooo:paragraph-rsid="000e809d"/>
    </style:style>
    <style:style style:name="P15" style:family="paragraph" style:parent-style-name="Standard">
      <style:text-properties officeooo:rsid="000ae3cc" officeooo:paragraph-rsid="0003f06a"/>
    </style:style>
    <style:style style:name="P16" style:family="paragraph" style:parent-style-name="Standard">
      <style:text-properties officeooo:rsid="000623f8" officeooo:paragraph-rsid="000db57d"/>
    </style:style>
    <style:style style:name="P17" style:family="paragraph" style:parent-style-name="Standard">
      <style:text-properties officeooo:rsid="00049666" officeooo:paragraph-rsid="00049666"/>
    </style:style>
    <style:style style:name="T1" style:family="text">
      <style:text-properties officeooo:rsid="00049666"/>
    </style:style>
    <style:style style:name="T2" style:family="text">
      <style:text-properties officeooo:rsid="00091b94"/>
    </style:style>
    <style:style style:name="T3" style:family="text">
      <style:text-properties officeooo:rsid="000db57d"/>
    </style:style>
    <style:style style:name="T4" style:family="text">
      <style:text-properties officeooo:rsid="000e2386"/>
    </style:style>
    <style:style style:name="T5" style:family="text">
      <style:text-properties officeooo:rsid="000e809d"/>
    </style:style>
    <style:style style:name="T6" style:family="text">
      <style:text-properties officeooo:rsid="00105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irtual Machine Account</text:p>
      <text:p text:style-name="P1">USER user</text:p>
      <text:p text:style-name="P1">PW <text:s text:c="4"/>password</text:p>
      <text:p text:style-name="P1"/>
      <text:p text:style-name="P10">CHECK Virtual Machine <text:span text:style-name="T6">assigned ip address</text:span> <text:s/><text:span text:style-name="T4">(also check interface bridge of virtual machine before start if you use wireless or eth adapter on your pc)</text:span></text:p>
      <text:p text:style-name="P10"/>
      <text:p text:style-name="P2"><text:span text:style-name="T6">Access VM: </text:span>ssh <text:a xlink:type="simple" xlink:href="mailto:user@10.137.1.72" text:style-name="Internet_20_link" text:visited-style-name="Visited_20_Internet_20_Link">user@10.137.1.72</text:a> <text:s/><text:span text:style-name="T3">(VM IP)</text:span></text:p>
      <text:p text:style-name="P2"/>
      <text:p text:style-name="P14">Folder with container docker image </text:p>
      <text:p text:style-name="P14">sudo -i</text:p>
      <text:p text:style-name="P1">cd /<text:span text:style-name="T5">root/</text:span>docker </text:p>
      <text:p text:style-name="P15"/>
      <text:p text:style-name="P10"><text:span text:style-name="T5">All</text:span> container starts automatically <text:span text:style-name="T6">when VM starts</text:span></text:p>
      <text:p text:style-name="P1"/>
      <text:p text:style-name="P10">Set your <text:span text:style-name="T5">PC </text:span>file hosts (<text:span text:style-name="T5">with </text:span>ip <text:span text:style-name="T5">address of</text:span> virtual machine)</text:p>
      <text:p text:style-name="P3"><text:a xlink:type="simple" xlink:href="mailto:user@10.137.1.72" text:style-name="Internet_20_link" text:visited-style-name="Visited_20_Internet_20_Link">10.137.1.72</text:a><text:tab/><text:span text:style-name="T1">ipa.example.test<text:tab/>ckan<text:tab/>metabase<text:tab/>supersetd</text:span></text:p>
      <text:p text:style-name="P13"/>
      <text:p text:style-name="P14">Accesso Docker from your PC:</text:p>
      <text:p text:style-name="P4"><text:a xlink:type="simple" xlink:href="https://pa.example.test/" text:style-name="Internet_20_link" text:visited-style-name="Visited_20_Internet_20_Link">https://</text:a><text:a xlink:type="simple" xlink:href="https://pa.example.test/" text:style-name="Internet_20_link" text:visited-style-name="Visited_20_Internet_20_Link"><text:span text:style-name="T2">i</text:span></text:a><text:a xlink:type="simple" xlink:href="https://pa.example.test/" text:style-name="Internet_20_link" text:visited-style-name="Visited_20_Internet_20_Link">pa.example.test</text:a></text:p>
      <text:p text:style-name="P4"><text:span text:style-name="T6">USER </text:span>admin</text:p>
      <text:p text:style-name="P4"><text:span text:style-name="T6">PW </text:span>adminpassword</text:p>
      <text:p text:style-name="P4"/>
      <text:p text:style-name="P10"><text:span text:style-name="T6">USER </text:span>ldap</text:p>
      <text:p text:style-name="P10"><text:span text:style-name="T6">PW </text:span>ldap</text:p>
      <text:p text:style-name="P10">(this account is used for bind <text:span text:style-name="T5">docker </text:span>system)</text:p>
      <text:p text:style-name="P4"/>
      <text:p text:style-name="P4"><text:span text:style-name="T3">Every </text:span>User <text:span text:style-name="T3">in </text:span>ldap <text:span text:style-name="T3">has same </text:span>user and password.</text:p>
      <text:p text:style-name="P10">Actual users:</text:p>
      <text:p text:style-name="P10">raffaele</text:p>
      <text:p text:style-name="P10">alessandro</text:p>
      <text:p text:style-name="P10">andrea</text:p>
      <text:p text:style-name="P10">pierpaolo</text:p>
      <text:p text:style-name="P10">david</text:p>
      <text:p text:style-name="P10">fabiana</text:p>
      <text:p text:style-name="P10">alberto</text:p>
      <text:p text:style-name="P4"/>
      <text:p text:style-name="P4"><text:a xlink:type="simple" xlink:href="http://ckan:5000/" text:style-name="Internet_20_link" text:visited-style-name="Visited_20_Internet_20_Link">http://ckan:5000</text:a></text:p>
      <text:p text:style-name="P4">Login only with LDAP users</text:p>
      <text:p text:style-name="P4"/>
      <text:p text:style-name="P7"><text:a xlink:type="simple" xlink:href="http://metabase:3000/" text:style-name="Internet_20_link" text:visited-style-name="Visited_20_Internet_20_Link">http://metabase:3000</text:a></text:p>
      <text:p text:style-name="P8">NAME admin</text:p>
      <text:p text:style-name="P8">SURNAME admin</text:p>
      <text:p text:style-name="P8">MAIL <text:a xlink:type="simple" xlink:href="mailto:admin@admin.it" text:style-name="Internet_20_link" text:visited-style-name="Visited_20_Internet_20_Link">admin@admin.it</text:a></text:p>
      <text:p text:style-name="P8">PW admin01</text:p>
      <text:p text:style-name="P6">Login <text:span text:style-name="T3">also</text:span> with LDAP users</text:p>
      <text:p text:style-name="P16"/>
      <text:p text:style-name="P9"><text:a xlink:type="simple" xlink:href="http://superset:8088/" text:style-name="Internet_20_link" text:visited-style-name="Visited_20_Internet_20_Link">http://supersetd:8088</text:a></text:p>
      <text:p text:style-name="P5">Login only with LDAP users</text:p>
      <text:p text:style-name="P5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3:27:12.048535797</meta:creation-date>
    <dc:date>2017-09-30T17:46:32.532039039</dc:date>
    <meta:editing-duration>PT1H33M4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136" meta:character-count="892" meta:non-whitespace-character-count="785"/>
  </office:meta>
</office:document-meta>
</file>